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  <style:style style:name="gr3" style:family="graphic" style:parent-style-name="standard">
      <style:graphic-properties svg:stroke-width="0.1cm" draw:fill-color="#000000"/>
    </style:style>
  </office:automatic-styles>
  <office:body>
    <office:drawing>
      <draw:page draw:name="page1" draw:style-name="dp1" draw:master-page-name="Default">
        <draw:g>
          <draw:glue-point draw:id="4" svg:x="-3.571cm" svg:y="-3.571cm"/>
          <draw:glue-point draw:id="5" svg:x="3.571cm" svg:y="-3.571cm"/>
          <draw:glue-point draw:id="6" svg:x="3.571cm" svg:y="3.571cm"/>
          <draw:glue-point draw:id="7" svg:x="-3.571cm" svg:y="3.571cm"/>
          <draw:glue-point draw:id="8" svg:x="0cm" svg:y="5cm"/>
          <draw:glue-point draw:id="9" svg:x="0cm" svg:y="-5cm"/>
          <draw:glue-point draw:id="10" svg:x="-5cm" svg:y="0cm"/>
          <draw:glue-point draw:id="11" svg:x="5cm" svg:y="0cm"/>
          <draw:circle draw:style-name="gr1" draw:layer="layout" svg:width="2cm" svg:height="2cm" svg:x="0cm" svg:y="0cm">
            <text:p/>
          </draw:circle>
          <draw:circle draw:style-name="gr2" draw:layer="layout" svg:width="2cm" svg:height="2cm" svg:x="0cm" svg:y="0cm">
            <text:p/>
          </draw:circle>
          <draw:polygon draw:style-name="gr3" draw:layer="layout" svg:width="1.429cm" svg:height="1.143cm" svg:x="0.286cm" svg:y="0.429cm" svg:viewBox="0 0 1430 1144" draw:points="0,286 1001,286 1001,0 1430,572 1001,1144 1001,858 0,858">
            <text:p/>
          </draw:polygon>
          <draw:polygon draw:style-name="gr2" draw:layer="layout" svg:width="1.429cm" svg:height="1.143cm" svg:x="0.286cm" svg:y="0.429cm" svg:viewBox="0 0 1430 1144" draw:points="0,286 1001,286 1001,0 1430,572 1001,1144 1001,858 0,858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BPMN - Start-Event-Link</dc:title>
    <meta:creation-date>2011-02-07T16:52:09</meta:creation-date>
    <meta:editing-duration>P0D</meta:editing-duration>
    <meta:editing-cycles>1</meta:editing-cycles>
    <meta:document-statistic meta:object-count="5"/>
    <meta:generator>OpenOffice.org/3.3$Linux OpenOffice.org_project/330m20$Build-9567</meta:generator>
  </office:meta>
</office:document-meta>
</file>